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/>
    </style:style>
    <style:style style:name="gr2" style:family="graphic" style:parent-style-name="standard">
      <style:graphic-properties draw:fill="solid" draw:fill-color="#00cccc" draw:textarea-horizontal-align="center" draw:textarea-vertical-align="middle"/>
    </style:style>
    <style:style style:name="gr3" style:family="graphic" style:parent-style-name="standard">
      <style:graphic-properties draw:fill="solid" draw:fill-color="#c0c0c0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xml:id="id8" draw:id="id8" draw:layer="layout" svg:width="10cm" svg:height="7.5cm" svg:x="4.5cm" svg:y="2.5cm">
            <text:p text:style-name="P1"><text:span text:style-name="T1">Stareater core</text:span></text:p>
          </draw:rect>
          <draw:rect draw:style-name="gr2" draw:text-style-name="P4" draw:layer="layout" svg:width="5cm" svg:height="2.5cm" svg:x="5cm" svg:y="4cm">
            <text:p text:style-name="P3"><text:span text:style-name="T2">Game</text:span></text:p>
            <text:p text:style-name="P3"><text:span text:style-name="T2">mechanics</text:span></text:p>
          </draw:rect>
          <draw:rect draw:style-name="gr3" draw:text-style-name="P4" xml:id="id4" draw:id="id4" draw:layer="layout" svg:width="3.5cm" svg:height="1.5cm" svg:x="10.5cm" svg:y="3cm">
            <text:p text:style-name="P3"><text:span text:style-name="T2">Map building</text:span></text:p>
            <text:p text:style-name="P3"><text:span text:style-name="T2">interfaces</text:span></text:p>
          </draw:rect>
          <draw:rect draw:style-name="gr3" draw:text-style-name="P4" xml:id="id2" draw:id="id2" draw:layer="layout" svg:width="3.5cm" svg:height="1.5cm" svg:x="10.5cm" svg:y="5cm">
            <text:p text:style-name="P3"><text:span text:style-name="T2">AI/player</text:span></text:p>
            <text:p text:style-name="P3"><text:span text:style-name="T2">interface</text:span></text:p>
          </draw:rect>
          <draw:rect draw:style-name="gr2" draw:text-style-name="P4" draw:layer="layout" svg:width="5cm" svg:height="2.5cm" svg:x="9cm" svg:y="7cm">
            <text:p text:style-name="P3"><text:span text:style-name="T2">Model to GUI</text:span></text:p>
            <text:p text:style-name="P3"><text:span text:style-name="T2">controller</text:span></text:p>
          </draw:rect>
          <draw:rect draw:style-name="gr4" draw:text-style-name="P5" xml:id="id6" draw:id="id6" draw:layer="layout" svg:width="15.5cm" svg:height="1.5cm" svg:x="4.5cm" svg:y="10.7cm">
            <text:p text:style-name="P3"><text:span text:style-name="T1">Winforms GUI</text:span></text:p>
          </draw:rect>
          <draw:rect draw:style-name="gr4" draw:text-style-name="P6" xml:id="id3" draw:id="id3" draw:layer="layout" svg:width="4.5cm" svg:height="2cm" svg:x="15.5cm" svg:y="2.5cm">
            <text:p text:style-name="P3"><text:span text:style-name="T3">Default map </text:span></text:p>
            <text:p text:style-name="P3"><text:span text:style-name="T3">builders</text:span></text:p>
          </draw:rect>
          <draw:rect draw:style-name="gr4" draw:text-style-name="P6" xml:id="id1" draw:id="id1" draw:layer="layout" svg:width="4.5cm" svg:height="2cm" svg:x="15.5cm" svg:y="5cm">
            <text:p text:style-name="P3"><text:span text:style-name="T3">AI player</text:span></text:p>
          </draw:rect>
          <draw:rect draw:style-name="gr4" draw:text-style-name="P6" xml:id="id5" draw:id="id5" draw:layer="layout" svg:width="4.5cm" svg:height="2cm" svg:x="15.5cm" svg:y="7.5cm">
            <text:p text:style-name="P3"><text:span text:style-name="T3">Remote </text:span></text:p>
            <text:p text:style-name="P3"><text:span text:style-name="T3">player</text:span></text:p>
          </draw:rect>
          <draw:connector draw:style-name="gr5" draw:text-style-name="P3" draw:layer="layout" draw:type="line" svg:x1="15.5cm" svg:y1="6cm" svg:x2="14cm" svg:y2="5.75cm" draw:start-shape="id1" draw:end-shape="id2" svg:d="m15500 6000-1500-250" svg:viewBox="0 0 1501 251">
            <text:p/>
          </draw:connector>
          <draw:connector draw:style-name="gr5" draw:text-style-name="P3" draw:layer="layout" draw:type="line" svg:x1="15.5cm" svg:y1="3.5cm" svg:x2="14cm" svg:y2="3.75cm" draw:start-shape="id3" draw:start-glue-point="3" draw:end-shape="id4" draw:end-glue-point="1" svg:d="m15500 3500-1500 250" svg:viewBox="0 0 1501 251">
            <text:p/>
          </draw:connector>
          <draw:connector draw:style-name="gr5" draw:text-style-name="P3" draw:layer="layout" draw:type="line" svg:x1="15.5cm" svg:y1="8.5cm" svg:x2="14cm" svg:y2="5.75cm" draw:start-shape="id5" draw:start-glue-point="3" draw:end-shape="id2" svg:d="m15500 8500-1500-2750" svg:viewBox="0 0 1501 2751">
            <text:p/>
          </draw:connector>
          <draw:rect draw:style-name="gr3" draw:text-style-name="P5" xml:id="id7" draw:id="id7" draw:layer="layout" svg:width="4.5cm" svg:height="1.5cm" svg:x="10cm" svg:y="13cm">
            <text:p text:style-name="P3"><text:span text:style-name="T1">OpenTk</text:span></text:p>
          </draw:rect>
          <draw:connector draw:style-name="gr5" draw:text-style-name="P3" draw:layer="layout" draw:type="line" svg:x1="12.25cm" svg:y1="12.2cm" svg:x2="12.25cm" svg:y2="13cm" draw:start-shape="id6" draw:start-glue-point="2" draw:end-shape="id7" draw:end-glue-point="0" svg:d="m12250 12200v800" svg:viewBox="0 0 1 801">
            <text:p/>
          </draw:connector>
          <draw:connector draw:style-name="gr5" draw:text-style-name="P3" draw:layer="layout" draw:type="line" svg:x1="12.25cm" svg:y1="10.7cm" svg:x2="9.5cm" svg:y2="10cm" draw:start-shape="id6" draw:start-glue-point="0" draw:end-shape="id8" svg:d="m12250 10700-2750-700" svg:viewBox="0 0 2751 701">
            <text:p/>
          </draw:connector>
          <draw:rect draw:style-name="gr2" draw:text-style-name="P4" xml:id="id9" draw:id="id9" draw:layer="layout" svg:width="3.5cm" svg:height="1cm" svg:x="5cm" svg:y="7cm">
            <text:p text:style-name="P3"><text:span text:style-name="T2">Game data</text:span></text:p>
          </draw:rect>
          <draw:rect draw:style-name="gr2" draw:text-style-name="P4" xml:id="id11" draw:id="id11" draw:layer="layout" svg:width="3.5cm" svg:height="1cm" svg:x="5cm" svg:y="8.5cm">
            <text:p text:style-name="P3"><text:span text:style-name="T2">Localization</text:span></text:p>
          </draw:rect>
          <draw:rect draw:style-name="gr3" draw:text-style-name="P5" xml:id="id10" draw:id="id10" draw:layer="layout" svg:width="2.5cm" svg:height="1cm" svg:x="1cm" svg:y="7cm">
            <text:p text:style-name="P3"><text:span text:style-name="T1">IKON</text:span></text:p>
          </draw:rect>
          <draw:rect draw:style-name="gr3" draw:text-style-name="P5" xml:id="id12" draw:id="id12" draw:layer="layout" svg:width="2.5cm" svg:height="1cm" svg:x="1cm" svg:y="8.5cm">
            <text:p text:style-name="P3"><text:span text:style-name="T1">IKADN</text:span></text:p>
          </draw:rect>
          <draw:connector draw:style-name="gr5" draw:text-style-name="P3" draw:layer="layout" draw:type="line" svg:x1="5cm" svg:y1="7.5cm" svg:x2="3.5cm" svg:y2="7.5cm" draw:start-shape="id9" draw:start-glue-point="3" draw:end-shape="id10" draw:end-glue-point="1" svg:d="m5000 7500h-1500" svg:viewBox="0 0 1501 1">
            <text:p/>
          </draw:connector>
          <draw:connector draw:style-name="gr5" draw:text-style-name="P3" draw:layer="layout" draw:type="line" svg:x1="5cm" svg:y1="9cm" svg:x2="3.5cm" svg:y2="9cm" draw:start-shape="id11" draw:start-glue-point="3" draw:end-shape="id12" draw:end-glue-point="1" svg:d="m5000 9000h-1500" svg:viewBox="0 0 1501 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58M5S</meta:editing-duration>
    <meta:editing-cycles>8</meta:editing-cycles>
    <meta:generator>LibreOffice/4.0.4.2$Windows_x86 LibreOffice_project/9e9821abd0ffdbc09cd8c52eaa574fa09eb08f2</meta:generator>
    <dc:date>2014-01-09T10:48:53.35</dc:date>
    <meta:document-statistic meta:object-count="22"/>
  </office:meta>
</office:document-meta>
</file>